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d495c" style:font-name="Liberation Mono" officeooo:rsid="001febde" officeooo:paragraph-rsid="001febde"/>
    </style:style>
    <style:style style:name="P2" style:family="paragraph" style:parent-style-name="Standard">
      <style:text-properties fo:color="#3d495c" style:font-name="Liberation Mono" officeooo:rsid="001febde" officeooo:paragraph-rsid="001febde" loext:padding="0.049cm" loext:border="0.06pt solid #e1e5eb"/>
    </style:style>
    <style:style style:name="P3" style:family="paragraph" style:parent-style-name="Standard">
      <style:text-properties style:font-name="Liberation Mono" officeooo:rsid="001febde" officeooo:paragraph-rsid="001febde"/>
    </style:style>
    <style:style style:name="P4" style:family="paragraph" style:parent-style-name="Text_20_body">
      <style:text-properties officeooo:rsid="00266325" officeooo:paragraph-rsid="00266325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6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T1" style:family="text">
      <style:text-properties fo:color="#e83e8c" style:font-name="SFMono-Regular" fo:font-size="10.5pt" loext:padding="0.049cm" loext:border="0.06pt solid #e1e5eb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ranch Master <text:tab/><text:tab/>the main branch</text:p>
      <text:p text:style-name="P3">commit<text:tab/><text:tab/><text:tab/>mudança</text:p>
      <text:p text:style-name="P3">Breanch feature<text:tab/>indepedente da branch master</text:p>
      <text:p text:style-name="P3">Merge<text:tab/><text:tab/><text:tab/>… means merge… mergir… juntar</text:p>
      <text:p text:style-name="P3"/>
      <text:p text:style-name="P3"/>
      <text:p text:style-name="P3"/>
      <text:p text:style-name="P3">Autenticar</text:p>
      <text:p text:style-name="P3"/>
      <text:p text:style-name="P1">HTTPS (Hypertext Transfer Protocol Secure)</text:p>
      <text:p text:style-name="P1"/>
      <text:p text:style-name="P1">SSH (Secure Shell)</text:p>
      <text:p text:style-name="P1"/>
      <text:p text:style-name="P1"/>
      <text:p text:style-name="P1"/>
      <text:p text:style-name="P2">Em suma, todo esse processo acontece nessa ordem:</text:p>
      <text:list xml:id="list1371165855" text:style-name="L1">
        <text:list-item>
          <text:p text:style-name="P5">Uma pasta é criada para armazenar um repositório local ( <text:span text:style-name="Source_20_Text"><text:span text:style-name="T1">mkdir &lt;nome da pasta&gt;</text:span></text:span> );</text:p>
        </text:list-item>
        <text:list-item>
          <text:p text:style-name="P6">Nos movemos para a pasta criada ( <text:span text:style-name="Source_20_Text"><text:span text:style-name="T1">cd &lt;nome da pasta criada&gt;</text:span></text:span> );</text:p>
        </text:list-item>
        <text:list-item>
          <text:p text:style-name="P6">Um repositório local é criado nessa pasta, e aqui já será possível ter controle de versionamento ( <text:span text:style-name="Source_20_Text"><text:span text:style-name="T1">git init</text:span></text:span> );</text:p>
        </text:list-item>
        <text:list-item>
          <text:p text:style-name="P6">Modificamos os arquivos que queremos modificar;</text:p>
        </text:list-item>
        <text:list-item>
          <text:p text:style-name="P6">Verificamos quais arquivos foram alterados ( <text:span text:style-name="Source_20_Text"><text:span text:style-name="T1">git status</text:span></text:span> );</text:p>
        </text:list-item>
        <text:list-item>
          <text:p text:style-name="P6">Arquivos selecionados pelo usuário são adicionados ao que será modificado na próxima versão ( <text:span text:style-name="Source_20_Text"><text:span text:style-name="T1">git add</text:span></text:span> );</text:p>
        </text:list-item>
        <text:list-item>
          <text:p text:style-name="P6">Uma nova versão desse repositório local é criada com uma descrição do que essa versão muda em relação à antiga ( <text:span text:style-name="Source_20_Text"><text:span text:style-name="T1">git commit -m "&lt;mensagem desejada&gt;"</text:span></text:span> );</text:p>
        </text:list-item>
        <text:list-item>
          <text:p text:style-name="P6">Empurra as alterações do repositório local para o repositório remoto ( <text:span text:style-name="Source_20_Text"><text:span text:style-name="T1">git push</text:span></text:span> ).</text:p>
        </text:list-item>
      </text:list>
      <text:p text:style-name="Horizontal_20_Line"/>
      <text:p text:style-name="Text_20_body"/>
      <text:p text:style-name="Text_20_body"/>
      <text:p text:style-name="Text_20_body"/>
      <text:p text:style-name="P4">Aprendizado resumido:<text:line-break/></text:p>
      <text:p text:style-name="P4">ssh – meio seguro entre github e git.</text:p>
      <text:p text:style-name="P4">Git clone – clonar</text:p>
      <text:p text:style-name="P4">git add . Ou git add nome_do_arquivo – adicionar ao git</text:p>
      <text:p text:style-name="P4">git commit -m “mensagem sobre o que adicionei” – comitar</text:p>
      <text:p text:style-name="P4">git push – empurrar para up</text:p>
      <text:p text:style-name="P4">git pull – puxar para maquin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5:11:12.635107015</meta:creation-date>
    <meta:generator>LibreOffice/6.4.7.2$Linux_X86_64 LibreOffice_project/40$Build-2</meta:generator>
    <dc:date>2022-01-22T12:12:00.272574350</dc:date>
    <meta:editing-duration>PT6M40S</meta:editing-duration>
    <meta:editing-cycles>3</meta:editing-cycles>
    <meta:document-statistic meta:table-count="0" meta:image-count="0" meta:object-count="0" meta:page-count="1" meta:paragraph-count="23" meta:word-count="206" meta:character-count="1194" meta:non-whitespace-character-count="1006"/>
  </office:meta>
</office:document-meta>
</file>